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6e48b" officeooo:paragraph-rsid="0016e48b"/>
    </style:style>
    <style:style style:name="P2" style:family="paragraph" style:parent-style-name="Standard" style:list-style-name="L1">
      <style:text-properties fo:language="pl" fo:country="PL" officeooo:rsid="0016e48b" officeooo:paragraph-rsid="0016e48b"/>
    </style:style>
    <style:style style:name="P3" style:family="paragraph" style:parent-style-name="Standard" style:list-style-name="L2">
      <style:text-properties fo:language="pl" fo:country="PL" officeooo:rsid="0016e48b" officeooo:paragraph-rsid="0016e48b"/>
    </style:style>
    <style:style style:name="P4" style:family="paragraph" style:parent-style-name="Standard" style:list-style-name="L4">
      <style:text-properties fo:language="pl" fo:country="PL" officeooo:rsid="0016e48b" officeooo:paragraph-rsid="0016e48b"/>
    </style:style>
    <style:style style:name="P5" style:family="paragraph" style:parent-style-name="Standard" style:list-style-name="L5">
      <style:text-properties fo:language="pl" fo:country="PL" officeooo:rsid="0016e48b" officeooo:paragraph-rsid="0016e4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NU</text:p>
      <text:list xml:id="list33191105" text:style-name="L1">
        <text:list-item>
          <text:p text:style-name="P2">Wykonanie menu na całej szerokości strony, pośrodku znajduje się logo firmy, po prawej logowanie.</text:p>
        </text:list-item>
        <text:list-item>
          <text:p text:style-name="P2">Menu responsywne, po zmniejszeniu strony menu zwija się w burger menu.</text:p>
        </text:list-item>
      </text:list>
      <text:p text:style-name="P1"/>
      <text:p text:style-name="P1">PIERWSZY PARAGRAF</text:p>
      <text:list xml:id="list2256699575" text:style-name="L2">
        <text:list-item>
          <text:p text:style-name="P3">Po załadowaniu strony z lewej strony się rozwija, na końcu obrazek z psem i osobą adoptującą.</text:p>
        </text:list-item>
        <text:list-item>
          <text:p text:style-name="P3">Background textu biały, przekoszony obrazem w/wym.</text:p>
        </text:list-item>
      </text:list>
      <text:p text:style-name="P1"/>
      <text:p text:style-name="P1">DRUGI PARAGRAF</text:p>
      <text:list xml:id="list384351835" text:style-name="L4">
        <text:list-item>
          <text:p text:style-name="P4">Teks stały, informacja o schronisku, wplecione google maps.</text:p>
        </text:list-item>
      </text:list>
      <text:p text:style-name="P1"/>
      <text:p text:style-name="P1">TRZECI PARAGRAF</text:p>
      <text:list xml:id="list2703397535" text:style-name="L5">
        <text:list-item>
          <text:p text:style-name="P5">Responsywny wybór psów, zdjęcie wraz z krótkim opise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15:44:24.077689045</meta:creation-date>
    <meta:generator>LibreOffice/6.4.7.2$Linux_X86_64 LibreOffice_project/40$Build-2</meta:generator>
    <dc:date>2022-08-09T16:19:44.528546067</dc:date>
    <meta:editing-duration>PT24M50S</meta:editing-duration>
    <meta:editing-cycles>1</meta:editing-cycles>
    <meta:document-statistic meta:table-count="0" meta:image-count="0" meta:object-count="0" meta:page-count="1" meta:paragraph-count="10" meta:word-count="76" meta:character-count="484" meta:non-whitespace-character-count="424"/>
  </office:meta>
</office:document-meta>
</file>